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dl2HttpBindingImpl.setHttpQueryParameterSeparatorDefault( String httpQueryParamterSeparatorDefa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2HttpBindingImpl.getHttpMethod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2HttpBindingImpl.setHttpAuthenticationType( AuthenticationType httpAuthentic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2HttpBindingImpl.getHttpAuthenticatio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2HttpBindingImpl.getHttpTransferCoding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2HttpBindingImpl.setHttpTransferCodingDefault( String httpTransferCodingDefa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2HttpBindingImpl.setHttpAuthenticationRealm( String httpAuthenticationReal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2HttpBindingImpl.isHttp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2HttpBindingImpl.getHttpAuthenticationReal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2HttpBindingImpl.getHttp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2HttpBindingImpl.setHttpCookies( boolean httpCook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2HttpBindingImpl.setHttpMethodDefault( String httpMethodDefa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2HttpBindingImpl.getHttpQueryParameterSeparator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2HttpBindingImpl.Wsdl2HttpBinding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Wsdl2HttpBindingImpl.setHttpVersion( String http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